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24cm" fo:min-width="2.074cm"/>
    </style:style>
    <style:style style:name="gr2" style:family="graphic" style:parent-style-name="objectwithoutfill">
      <style:graphic-properties svg:stroke-width="0.028cm" draw:marker-start-width="0.242cm" draw:marker-end="Short_20_line_20_Arrow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8cm" draw:marker-start-width="0.242cm" draw:marker-end="Triangle_20_unfilled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28cm" draw:marker-start-width="0.242cm" draw:marker-end="Diamond" draw:marker-end-width="0.342cm" draw:fill="none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draw:marker-start="Short_20_line_20_Arrow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draw:stroke="solid" svg:stroke-width="0.028cm" draw:marker-start-width="0.242cm" draw:marker-end="Triangle_20_unfilled" draw:marker-end-width="0.3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textarea-horizontal-align="justify" draw:textarea-vertical-align="middle" draw:auto-grow-height="false" fo:min-height="0.924cm" fo:min-width="3.274cm"/>
    </style:style>
    <style:style style:name="gr8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9" style:family="graphic" style:parent-style-name="objectwithoutfill">
      <style:graphic-properties svg:stroke-width="0.028cm" draw:marker-start="Diamond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fill-color="#990099" draw:textarea-horizontal-align="justify" draw:textarea-vertical-align="middle" draw:auto-grow-height="false" fo:min-height="7.956cm" fo:min-width="10.00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5cm" fo:min-width="1.9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6.508cm" fo:min-width="9.058cm"/>
    </style:style>
    <style:style style:name="gr14" style:family="graphic" style:parent-style-name="standard">
      <style:graphic-properties draw:fill-color="#cccccc" draw:textarea-horizontal-align="justify" draw:textarea-vertical-align="middle" draw:auto-grow-height="false" fo:min-height="3.516cm" fo:min-width="8.066cm"/>
    </style:style>
    <style:style style:name="gr15" style:family="graphic" style:parent-style-name="standard">
      <style:graphic-properties svg:stroke-width="0.035cm" svg:stroke-color="#000099" draw:marker-start-width="0.252cm" draw:marker-end-width="0.252cm" draw:fill-color="#0000ff" draw:textarea-horizontal-align="justify" draw:textarea-vertical-align="middle" draw:auto-grow-height="false" fo:min-height="0.524cm" fo:min-width="7.874cm" fo:padding-top="0.142cm" fo:padding-bottom="0.142cm" fo:padding-left="0.267cm" fo:padding-right="0.267cm"/>
    </style:style>
    <style:style style:name="gr16" style:family="graphic" style:parent-style-name="standard">
      <style:graphic-properties draw:fill-color="#66ff00" draw:textarea-horizontal-align="justify" draw:textarea-vertical-align="middle" draw:auto-grow-height="false" fo:min-height="0.812cm" fo:min-width="2.062cm"/>
    </style:style>
    <style:style style:name="gr17" style:family="graphic" style:parent-style-name="standard">
      <style:graphic-properties draw:stroke="dash" draw:stroke-dash="Fine_20_Dashed" svg:stroke-width="0.081cm" svg:stroke-color="#ff0000" draw:marker-start-width="0.321cm" draw:marker-end-width="0.321cm" draw:fill="none" draw:fill-color="#9900ff" draw:textarea-horizontal-align="justify" draw:textarea-vertical-align="middle" draw:auto-grow-height="false" fo:min-height="5.008cm" fo:min-width="8.358cm" fo:padding-top="0.165cm" fo:padding-bottom="0.165cm" fo:padding-left="0.29cm" fo:padding-right="0.29cm"/>
    </style:style>
    <style:style style:name="gr18" style:family="graphic" style:parent-style-name="standard">
      <style:graphic-properties svg:stroke-width="0.053cm" svg:stroke-color="#000000" draw:marker-start-width="0.279cm" draw:marker-end="Short_20_line_20_Arrow" draw:marker-end-width="0.279cm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990099"/>
      <style:paragraph-properties fo:text-align="start">
        <style:tab-stops/>
      </style:paragraph-properties>
      <style:text-properties style:text-position="super 58%" fo:font-size="18pt" style:font-size-asian="18pt" style:font-size-complex="18pt"/>
    </style:style>
    <style:style style:name="P5" style:family="paragraph">
      <style:text-properties fo:color="#ffffff"/>
    </style:style>
    <style:style style:name="P6" style:family="paragraph">
      <loext:graphic-properties draw:fill="none" draw:fill-color="#ffffff"/>
      <style:text-properties fo:color="#ffffff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0000ff"/>
      <style:paragraph-properties fo:text-align="center"/>
    </style:style>
    <style:style style:name="P10" style:family="paragraph">
      <loext:graphic-properties draw:fill-color="#66ff00"/>
      <style:paragraph-properties fo:text-align="center"/>
    </style:style>
    <style:style style:name="P11" style:family="paragraph">
      <loext:graphic-properties draw:fill="none" draw:fill-color="#9900ff"/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3" draw:id="id3" draw:layer="layout" svg:width="2.7cm" svg:height="1.3cm" svg:x="7.4cm" svg:y="3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2.7cm" svg:height="1.3cm" svg:x="22.1cm" svg:y="5.6cm">
          <text:p text:style-name="P1"><text:span text:style-name="T1">Perf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19.3cm" svg:y1="4.15cm" svg:x2="22.1cm" svg:y2="6.25cm" draw:start-shape="id1" draw:start-glue-point="1" draw:end-shape="id2" draw:end-glue-point="3" svg:d="M19300 4150h1401v2100h1399" svg:viewBox="0 0 2801 2101">
          <text:p/>
        </draw:connector>
        <draw:custom-shape draw:style-name="gr1" draw:text-style-name="P2" xml:id="id1" draw:id="id1" draw:layer="layout" svg:width="2.7cm" svg:height="1.3cm" svg:x="16.6cm" svg:y="3.5cm">
          <text:p text:style-name="P1"><text:span text:style-name="T1">In</text:span><text:span text:style-name="T1">vit</text:span><text:span text:style-name="T1">a</text:span><text:span text:style-name="T1">d</text:span><text:span text:style-name="T1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6.6cm" svg:y1="4.15cm" svg:x2="10.1cm" svg:y2="3.65cm" draw:start-shape="id1" draw:end-shape="id3" draw:end-glue-point="1" svg:d="M16600 4150h-3249v-500h-3251" svg:viewBox="0 0 6501 501">
          <text:p/>
        </draw:connector>
        <draw:custom-shape draw:style-name="gr1" draw:text-style-name="P2" xml:id="id4" draw:id="id4" draw:layer="layout" svg:width="2.7cm" svg:height="1.3cm" svg:x="7.4cm" svg:y="7.7cm">
          <text:p text:style-name="P1"><text:span text:style-name="T1">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8.75cm" svg:y1="7.7cm" svg:x2="8.75cm" svg:y2="4.3cm" draw:start-shape="id4" draw:start-glue-point="0" draw:end-shape="id3" draw:end-glue-point="2" svg:d="M8750 7700v-3400" svg:viewBox="0 0 1 3401">
          <text:p/>
        </draw:connector>
        <draw:custom-shape draw:style-name="gr1" draw:text-style-name="P2" xml:id="id5" draw:id="id5" draw:layer="layout" svg:width="2.7cm" svg:height="1.3cm" svg:x="13.2cm" svg:y="7.7cm">
          <text:p text:style-name="P1"><text:span text:style-name="T1">P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13.2cm" svg:y1="8.35cm" svg:x2="10.1cm" svg:y2="8.35cm" draw:start-shape="id5" draw:end-shape="id4" draw:end-glue-point="1" svg:d="M13200 8350h-3100" svg:viewBox="0 0 3101 1">
          <text:p/>
        </draw:connector>
        <draw:custom-shape draw:style-name="gr1" draw:text-style-name="P2" xml:id="id6" draw:id="id6" draw:layer="layout" svg:width="2.7cm" svg:height="1.3cm" svg:x="2.5cm" svg:y="11.7cm">
          <text:p text:style-name="P1"><text:span text:style-name="T1">C</text:span><text:span text:style-name="T1">o</text:span><text:span text:style-name="T1">nt</text:span><text:span text:style-name="T1">a</text:span><text:span text:style-name="T1">ct</text:span><text:span text:style-name="T1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line-skew="-0.251cm" svg:x1="3.85cm" svg:y1="11.7cm" svg:x2="8.75cm" svg:y2="9cm" draw:start-shape="id6" draw:start-glue-point="0" draw:end-shape="id4" draw:end-glue-point="2" svg:d="M3850 11700v-1600h4900v-1100" svg:viewBox="0 0 4901 2701">
          <text:p/>
        </draw:connector>
        <draw:custom-shape draw:style-name="gr1" draw:text-style-name="P2" xml:id="id7" draw:id="id7" draw:layer="layout" svg:width="2.7cm" svg:height="1.3cm" svg:x="9cm" svg:y="17.1cm">
          <text:p text:style-name="P1"><text:span text:style-name="T1">Produc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line-skew="-0.05cm" svg:x1="10.35cm" svg:y1="17.1cm" svg:x2="8.75cm" svg:y2="9cm" draw:start-shape="id7" draw:start-glue-point="0" svg:d="M10350 17100v-4350h-1600v-3750" svg:viewBox="0 0 1601 8101">
          <text:p/>
        </draw:connector>
        <draw:custom-shape draw:style-name="gr1" draw:text-style-name="P2" xml:id="id8" draw:id="id8" draw:layer="layout" svg:width="2.7cm" svg:height="1.3cm" svg:x="14.3cm" svg:y="11.6cm">
          <text:p text:style-name="P1"><text:span text:style-name="T1">P</text:span><text:span text:style-name="T1">e</text:span><text:span text:style-name="T1">d</text:span><text:span text:style-name="T1">i</text:span><text:span text:style-name="T1">d</text:span><text:span text:style-name="T1">o</text:span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5.65cm" svg:y1="11.6cm" svg:x2="8.75cm" svg:y2="9cm" draw:start-shape="id8" draw:start-glue-point="0" svg:d="M15650 11600v-1550h-6900v-1050" svg:viewBox="0 0 6901 2601">
          <text:p/>
        </draw:connector>
        <draw:custom-shape draw:style-name="gr1" draw:text-style-name="P2" xml:id="id9" draw:id="id9" draw:layer="layout" svg:width="2.7cm" svg:height="1.3cm" svg:x="18.9cm" svg:y="11.6cm">
          <text:p text:style-name="P1"><text:span text:style-name="T1">Caj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20.25cm" svg:y1="11.6cm" svg:x2="8.75cm" svg:y2="9cm" draw:start-shape="id9" draw:start-glue-point="0" svg:d="M20250 11600v-1550h-11500v-1050" svg:viewBox="0 0 11501 2601">
          <text:p/>
        </draw:connector>
        <draw:custom-shape draw:style-name="gr1" draw:text-style-name="P2" xml:id="id10" draw:id="id10" draw:layer="layout" svg:width="2.7cm" svg:height="1.3cm" svg:x="6cm" svg:y="14.4cm">
          <text:p text:style-name="P1"><text:span text:style-name="T1">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svg:x1="7.35cm" svg:y1="14.4cm" svg:x2="3.85cm" svg:y2="13cm" draw:start-shape="id10" draw:start-glue-point="0" draw:end-shape="id6" draw:end-glue-point="2" svg:d="M7350 14400v-699h-3500v-701" svg:viewBox="0 0 3501 1401">
          <text:p/>
        </draw:connector>
        <draw:custom-shape draw:style-name="gr1" draw:text-style-name="P2" xml:id="id11" draw:id="id11" draw:layer="layout" svg:width="2.7cm" svg:height="1.3cm" svg:x="2cm" svg:y="14.4cm">
          <text:p text:style-name="P1"><text:span text:style-name="T1">Proveed</text:span><text:span text:style-name="T1">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svg:x1="3.35cm" svg:y1="14.4cm" svg:x2="3.85cm" svg:y2="13cm" draw:start-shape="id11" draw:start-glue-point="0" draw:end-shape="id6" draw:end-glue-point="2" svg:d="M3350 14400v-699h500v-701" svg:viewBox="0 0 501 1401">
          <text:p/>
        </draw:connector>
        <draw:custom-shape draw:style-name="gr7" draw:text-style-name="P2" xml:id="id12" draw:id="id12" draw:layer="layout" svg:width="3.9cm" svg:height="1.3cm" svg:x="13.7cm" svg:y="15.4cm">
          <text:p text:style-name="P1"><text:span text:style-name="T1">DetallePedi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5.65cm" svg:y1="15.4cm" svg:x2="15.65cm" svg:y2="12.9cm" draw:start-shape="id12" draw:start-glue-point="0" draw:end-shape="id8" draw:end-glue-point="2" svg:d="M15650 15400v-2500" svg:viewBox="0 0 1 2501">
          <text:p/>
        </draw:connector>
        <draw:connector draw:style-name="gr8" draw:text-style-name="P3" draw:layer="layout" svg:x1="13.7cm" svg:y1="16.05cm" svg:x2="11.7cm" svg:y2="17.75cm" draw:start-shape="id12" draw:start-glue-point="3" draw:end-shape="id7" svg:d="M13700 16050h-999v1700h-1001" svg:viewBox="0 0 2001 1701">
          <text:p/>
        </draw:connector>
        <draw:custom-shape draw:style-name="gr1" draw:text-style-name="P2" xml:id="id13" draw:id="id13" draw:layer="layout" svg:width="2.7cm" svg:height="1.3cm" svg:x="18.9cm" svg:y="14.9cm">
          <text:p text:style-name="P1"><text:span text:style-name="T1">movimie</text:span><text:span text:style-name="T1">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20.25cm" svg:y1="14.9cm" svg:x2="20.25cm" svg:y2="12.9cm" draw:start-shape="id13" draw:start-glue-point="0" draw:end-shape="id9" draw:end-glue-point="2" svg:d="M20250 14900v-2000" svg:viewBox="0 0 1 2001">
          <text:p/>
        </draw:connector>
        <draw:custom-shape draw:style-name="gr1" draw:text-style-name="P2" xml:id="id14" draw:id="id14" draw:layer="layout" svg:width="2.7cm" svg:height="1.3cm" svg:x="11.1cm" svg:y="21.6cm">
          <text:p text:style-name="P1"><text:span text:style-name="T1">St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2.7cm" svg:height="1.3cm" svg:x="21.8cm" svg:y="19.8cm">
          <text:p text:style-name="P1"><text:span text:style-name="T1">Depósi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svg:x1="12.45cm" svg:y1="21.6cm" svg:x2="10.35cm" svg:y2="18.4cm" draw:start-shape="id14" draw:start-glue-point="0" draw:end-shape="id7" draw:end-glue-point="2" svg:d="M12450 21600v-1599h-2100v-1601" svg:viewBox="0 0 2101 3201">
          <text:p/>
        </draw:connector>
        <draw:connector draw:style-name="gr9" draw:text-style-name="P3" draw:layer="layout" svg:x1="23.15cm" svg:y1="19.8cm" svg:x2="9cm" svg:y2="17.75cm" draw:start-shape="id15" draw:start-glue-point="0" draw:end-shape="id7" draw:end-glue-point="3" svg:d="M23150 19800v-699h-14651v-1351h501" svg:viewBox="0 0 14652 2051">
          <text:p/>
        </draw:connector>
        <draw:connector draw:style-name="gr5" draw:text-style-name="P3" draw:layer="layout" svg:x1="8.7cm" svg:y1="15.05cm" svg:x2="14.3cm" svg:y2="12.25cm" draw:start-shape="id10" draw:start-glue-point="1" draw:end-shape="id8" draw:end-glue-point="3" svg:d="M8700 15050h2801v-2800h2799" svg:viewBox="0 0 5601 2801">
          <text:p/>
        </draw:connector>
        <draw:connector draw:style-name="gr8" draw:text-style-name="P3" draw:layer="layout" svg:x1="17cm" svg:y1="12.25cm" svg:x2="17.95cm" svg:y2="4.8cm" draw:start-shape="id8" draw:start-glue-point="1" draw:end-shape="id1" svg:d="M17000 12250h950v-7450" svg:viewBox="0 0 951 7451">
          <text:p/>
        </draw:connector>
        <draw:connector draw:style-name="gr8" draw:text-style-name="P3" draw:layer="layout" svg:x1="24.5cm" svg:y1="20.45cm" svg:x2="17.95cm" svg:y2="3.5cm" draw:start-shape="id15" draw:start-glue-point="1" draw:end-shape="id1" draw:end-glue-point="0" svg:d="M24500 20450h502v-17451h-7052v501" svg:viewBox="0 0 7053 17452">
          <text:p/>
        </draw:connector>
        <draw:custom-shape draw:style-name="gr1" draw:text-style-name="P2" draw:layer="layout" svg:width="2.7cm" svg:height="1.3cm" svg:x="2.6cm" svg:y="18.6cm">
          <text:p text:style-name="P1"><text:span text:style-name="T1">Rep</text:span><text:span text:style-name="T1">or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Predeterminado">
        <draw:g>
          <draw:custom-shape draw:style-name="gr10" draw:text-style-name="P4" draw:layer="layout" svg:width="10.8cm" svg:height="8.5cm" svg:x="1.7cm" svg:y="6.9cm">
            <text:p/>
            <draw:enhanced-geometry svg:viewBox="0 0 21600 21600" draw:path-stretchpoint-x="10800" draw:path-stretchpoint-y="10800" draw:text-areas="?f3 ?f4 ?f5 ?f6" draw:type="round-rectangle" draw:modifiers="1282.299640681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6" draw:layer="layout" svg:width="2.403cm" svg:height="1.075cm" svg:x="2.217cm" svg:y="6.943cm">
            <draw:text-box>
              <text:p text:style-name="P5">Layout</text:p>
            </draw:text-box>
          </draw:frame>
        </draw:g>
        <draw:frame draw:style-name="gr12" draw:text-style-name="P7" draw:layer="layout" svg:width="6.733cm" svg:height="0.962cm" svg:x="1.9cm" svg:y="2.3cm">
          <draw:text-box>
            <text:p>Hacer un presupuesto</text:p>
          </draw:text-box>
        </draw:frame>
        <draw:custom-shape draw:style-name="gr13" draw:text-style-name="P1" draw:layer="layout" svg:width="9.8cm" svg:height="7cm" svg:x="2.3cm" svg:y="7.9cm">
          <text:p/>
          <draw:enhanced-geometry svg:viewBox="0 0 21600 21600" draw:path-stretchpoint-x="10800" draw:path-stretchpoint-y="10800" draw:text-areas="?f3 ?f4 ?f5 ?f6" draw:type="round-rectangle" draw:modifiers="1282.299640681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7" draw:layer="layout" svg:width="7.483cm" svg:height="0.962cm" svg:x="1.817cm" svg:y="5.638cm">
          <draw:text-box>
            <text:p>pedido\index&amp;idApp=****</text:p>
          </draw:text-box>
        </draw:frame>
        <draw:custom-shape draw:style-name="gr14" draw:text-style-name="P8" draw:layer="layout" svg:width="8.7cm" svg:height="3.9cm" svg:x="2.6cm" svg:y="9.5cm">
          <text:p text:style-name="P1">ListView</text:p>
          <draw:enhanced-geometry svg:viewBox="0 0 21600 21600" draw:path-stretchpoint-x="10800" draw:path-stretchpoint-y="10800" draw:text-areas="?f3 ?f4 ?f5 ?f6" draw:type="round-rectangle" draw:modifiers="1282.299640681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19" draw:id="id19" draw:layer="layout" svg:width="8.4cm" svg:height="0.8cm" svg:x="2.8cm" svg:y="8.4cm">
          <text:p text:style-name="P1">Menu busqueda y filtros <text:s/><text:s/>(X)</text:p>
          <draw:enhanced-geometry svg:viewBox="0 0 21600 21600" draw:path-stretchpoint-x="10800" draw:path-stretchpoint-y="10800" draw:text-areas="?f3 ?f4 ?f5 ?f6" draw:type="round-rectangle" draw:modifiers="1282.299640681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21" draw:id="id21" draw:layer="layout" svg:width="2.6cm" svg:height="1.1cm" svg:x="8.9cm" svg:y="13.6cm">
          <text:p text:style-name="P1">Agregar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17" draw:id="id17" draw:layer="layout" svg:width="9.1cm" svg:height="5.5cm" svg:x="2.5cm" svg:y="8cm">
          <text:p/>
          <draw:enhanced-geometry svg:viewBox="0 0 21600 21600" draw:path-stretchpoint-x="10800" draw:path-stretchpoint-y="10800" draw:text-areas="?f3 ?f4 ?f5 ?f6" draw:type="round-rectangle" draw:modifiers="1282.299640681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7" xml:id="id16" draw:id="id16" draw:layer="layout" svg:width="1.734cm" svg:height="0.962cm" svg:x="14.2cm" svg:y="10.8cm">
          <draw:text-box>
            <text:p>Pjax</text:p>
          </draw:text-box>
        </draw:frame>
        <draw:connector draw:style-name="gr18" draw:text-style-name="P1" draw:layer="layout" svg:x1="14.2cm" svg:y1="11.281cm" svg:x2="11.6cm" svg:y2="10.75cm" draw:start-shape="id16" draw:start-glue-point="3" draw:end-shape="id17" draw:end-glue-point="1" svg:d="M14200 11281h-1279v-531h-1321" svg:viewBox="0 0 2601 532">
          <text:p/>
        </draw:connector>
        <draw:frame draw:style-name="gr12" draw:text-style-name="P7" xml:id="id18" draw:id="id18" draw:layer="layout" svg:width="3.36cm" svg:height="0.962cm" svg:x="14.066cm" svg:y="7.7cm">
          <draw:text-box>
            <text:p>Form post</text:p>
          </draw:text-box>
        </draw:frame>
        <draw:connector draw:style-name="gr18" draw:text-style-name="P1" draw:layer="layout" svg:x1="14.066cm" svg:y1="8.181cm" svg:x2="11.2cm" svg:y2="8.8cm" draw:start-shape="id18" draw:start-glue-point="3" draw:end-shape="id19" draw:end-glue-point="1" svg:d="M14066 8181h-1423v619h-1443" svg:viewBox="0 0 2867 620">
          <text:p/>
        </draw:connector>
        <draw:frame draw:style-name="gr12" draw:text-style-name="P7" xml:id="id20" draw:id="id20" draw:layer="layout" svg:width="4.338cm" svg:height="0.962cm" svg:x="13.84cm" svg:y="15.1cm">
          <draw:text-box>
            <text:p><text:span text:style-name="T2">pedido</text:span>\create</text:p>
          </draw:text-box>
        </draw:frame>
        <draw:connector draw:style-name="gr18" draw:text-style-name="P1" draw:layer="layout" svg:x1="13.84cm" svg:y1="15.581cm" svg:x2="11.5cm" svg:y2="14.15cm" draw:start-shape="id20" draw:start-glue-point="3" draw:end-shape="id21" draw:end-glue-point="1" svg:d="M13840 15581h-1169v-1431h-1171" svg:viewBox="0 0 2341 14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2T23:53:00.422679150</meta:creation-date>
    <dc:date>2020-12-03T02:04:48.665165976</dc:date>
    <meta:editing-duration>PT1H5M19S</meta:editing-duration>
    <meta:editing-cycles>9</meta:editing-cycles>
    <meta:generator>LibreOffice/5.1.6.2$Linux_X86_64 LibreOffice_project/10m0$Build-2</meta:generator>
    <meta:document-statistic meta:object-count="50"/>
  </office:meta>
</office:document-meta>
</file>